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5a5999" officeooo:paragraph-rsid="005a5999"/>
    </style:style>
    <style:style style:name="P2" style:family="paragraph" style:parent-style-name="Text_20_body">
      <style:text-properties officeooo:rsid="00637e62" officeooo:paragraph-rsid="00655c6b"/>
    </style:style>
    <style:style style:name="P3" style:family="paragraph" style:parent-style-name="Text_20_body">
      <style:text-properties officeooo:rsid="004a044f" officeooo:paragraph-rsid="004a044f"/>
    </style:style>
    <style:style style:name="P4" style:family="paragraph" style:parent-style-name="Text_20_body">
      <style:text-properties officeooo:rsid="00668776" officeooo:paragraph-rsid="00668776"/>
    </style:style>
    <style:style style:name="P5" style:family="paragraph" style:parent-style-name="Text_20_body">
      <style:text-properties officeooo:rsid="006726e1" officeooo:paragraph-rsid="006726e1"/>
    </style:style>
    <style:style style:name="P6" style:family="paragraph" style:parent-style-name="Text_20_body">
      <style:text-properties style:font-name="Arial" fo:font-size="11.8999996185303pt" fo:font-style="italic" fo:font-weight="bold" officeooo:rsid="0068501f" officeooo:paragraph-rsid="0068501f" style:font-name-asian="WenQuanYi Micro Hei" style:font-size-asian="11.8999996185303pt" style:font-style-asian="italic" style:font-weight-asian="bold" style:font-name-complex="Lohit Hindi" style:font-size-complex="11.8999996185303pt" style:font-style-complex="italic" style:font-weight-complex="bold"/>
    </style:style>
    <style:style style:name="P7" style:family="paragraph" style:parent-style-name="Heading_20_4">
      <style:text-properties officeooo:rsid="00668776" officeooo:paragraph-rsid="00668776"/>
    </style:style>
    <style:style style:name="P8" style:family="paragraph" style:parent-style-name="Heading_20_4">
      <style:text-properties officeooo:rsid="00668776" officeooo:paragraph-rsid="006726e1"/>
    </style:style>
    <style:style style:name="P9" style:family="paragraph" style:parent-style-name="Text_20_body" style:list-style-name="L1">
      <style:text-properties officeooo:rsid="006726e1" officeooo:paragraph-rsid="006726e1"/>
    </style:style>
    <style:style style:name="P10" style:family="paragraph" style:parent-style-name="Text_20_body">
      <style:text-properties officeooo:rsid="006726e1" officeooo:paragraph-rsid="006ee3cc"/>
    </style:style>
    <style:style style:name="P11" style:family="paragraph" style:parent-style-name="Text_20_body">
      <style:text-properties style:font-name="Times New Roman" fo:font-size="11.8999996185303pt" fo:font-style="normal" fo:font-weight="normal" officeooo:rsid="0068501f" officeooo:paragraph-rsid="0068501f" style:font-name-asian="WenQuanYi Micro Hei" style:font-size-asian="11.8999996185303pt" style:font-style-asian="normal" style:font-weight-asian="normal" style:font-name-complex="Lohit Hindi" style:font-size-complex="11.8999996185303pt" style:font-style-complex="normal" style:font-weight-complex="normal"/>
    </style:style>
    <style:style style:name="P12" style:family="paragraph" style:parent-style-name="Text_20_body">
      <style:text-properties style:font-name="Times New Roman" fo:font-size="11.8999996185303pt" fo:font-style="normal" fo:font-weight="normal" officeooo:rsid="006e60a7" officeooo:paragraph-rsid="006e60a7" style:font-name-asian="WenQuanYi Micro Hei" style:font-size-asian="11.8999996185303pt" style:font-style-asian="normal" style:font-weight-asian="normal" style:font-name-complex="Lohit Hindi" style:font-size-complex="11.8999996185303pt" style:font-style-complex="normal" style:font-weight-complex="normal"/>
    </style:style>
    <style:style style:name="P13" style:family="paragraph" style:parent-style-name="Text_20_body">
      <style:text-properties officeooo:rsid="00668776" officeooo:paragraph-rsid="00668776"/>
    </style:style>
    <style:style style:name="T1" style:family="text">
      <style:text-properties officeooo:rsid="003de079"/>
    </style:style>
    <style:style style:name="T2" style:family="text">
      <style:text-properties officeooo:rsid="005942e1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officeooo:rsid="005a5999"/>
    </style:style>
    <style:style style:name="T6" style:family="text">
      <style:text-properties style:font-name="Arial" fo:font-size="11.8999996185303pt" fo:font-style="italic" fo:font-weight="bold" officeooo:rsid="00668776" style:font-name-asian="WenQuanYi Micro Hei" style:font-size-asian="11.8999996185303pt" style:font-style-asian="italic" style:font-weight-asian="bold" style:font-name-complex="Lohit Hindi" style:font-size-complex="11.8999996185303pt" style:font-style-complex="italic" style:font-weight-complex="bold"/>
    </style:style>
    <style:style style:name="T7" style:family="text">
      <style:text-properties style:font-name="Arial" fo:font-size="11.8999996185303pt" fo:font-style="italic" fo:font-weight="bold" officeooo:rsid="0068501f" style:font-name-asian="WenQuanYi Micro Hei" style:font-size-asian="11.8999996185303pt" style:font-style-asian="italic" style:font-weight-asian="bold" style:font-name-complex="Lohit Hindi" style:font-size-complex="11.8999996185303pt" style:font-style-complex="italic" style:font-weight-complex="bold"/>
    </style:style>
    <style:style style:name="T8" style:family="text">
      <style:text-properties style:font-name="Arial" fo:font-size="11.8999996185303pt" fo:font-style="italic" fo:font-weight="bold" officeooo:rsid="006e60a7" style:font-name-asian="WenQuanYi Micro Hei" style:font-size-asian="11.8999996185303pt" style:font-style-asian="italic" style:font-weight-asian="bold" style:font-name-complex="Lohit Hindi" style:font-size-complex="11.8999996185303pt" style:font-style-complex="italic" style:font-weight-complex="bold"/>
    </style:style>
    <style:style style:name="T9" style:family="text">
      <style:text-properties style:font-name="Arial" fo:font-size="11.8999996185303pt" fo:font-style="italic" fo:font-weight="bold" officeooo:rsid="006eda25" style:font-name-asian="WenQuanYi Micro Hei" style:font-size-asian="11.8999996185303pt" style:font-style-asian="italic" style:font-weight-asian="bold" style:font-name-complex="Lohit Hindi" style:font-size-complex="11.8999996185303pt" style:font-style-complex="italic" style:font-weight-complex="bold"/>
    </style:style>
    <style:style style:name="T10" style:family="text">
      <style:text-properties style:font-name="Arial" fo:font-size="11.8999996185303pt" fo:font-style="italic" fo:font-weight="bold" officeooo:rsid="006ee3cc" style:font-name-asian="WenQuanYi Micro Hei" style:font-size-asian="11.8999996185303pt" style:font-style-asian="italic" style:font-weight-asian="bold" style:font-name-complex="Lohit Hindi" style:font-size-complex="11.8999996185303pt" style:font-style-complex="italic" style:font-weight-complex="bold"/>
    </style:style>
    <style:style style:name="T11" style:family="text">
      <style:text-properties style:font-name="Arial" fo:font-size="11.8999996185303pt" fo:font-style="italic" fo:font-weight="bold" officeooo:rsid="006fbd1d" style:font-name-asian="WenQuanYi Micro Hei" style:font-size-asian="11.8999996185303pt" style:font-style-asian="italic" style:font-weight-asian="bold" style:font-name-complex="Lohit Hindi" style:font-size-complex="11.8999996185303pt" style:font-style-complex="italic" style:font-weight-complex="bold"/>
    </style:style>
    <style:style style:name="T12" style:family="text">
      <style:text-properties officeooo:rsid="006fbd1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P<text:span text:style-name="T12">5</text:span> : <text:span text:style-name="T1">SpringBoot et Spring Test</text:span></text:h>
      <text:p text:style-name="Standard"/>
      <text:p text:style-name="Text_20_body">Ce TP continue le projet précédent et ajoute <text:span text:style-name="T5">différents types de tests à notre projet</text:span>.</text:p>
      <text:p text:style-name="P1">Nous travaillons donc dans l'arborescence <text:span text:style-name="T4">src/test</text:span></text:p>
      <text:p text:style-name="P3"/>
      <text:p text:style-name="P4">A chaque mise en place des tests, il est conseillé de se faire injecter le contexte applicatif Spring (<text:span text:style-name="T3">ApplicationContext</text:span>) afin d’inspecter les beans configurés</text:p>
      <text:p text:style-name="P4"/>
      <text:p text:style-name="P10"><text:span text:style-name="T11">5</text:span><text:span text:style-name="T9">.</text:span><text:span text:style-name="T11">1</text:span><text:span text:style-name="T9"> </text:span><text:span text:style-name="T6">Tests </text:span><text:span text:style-name="T10">auto-configurés</text:span></text:p>
      <text:h text:style-name="P7" text:outline-level="4">@DataJpaTest</text:h>
      <text:p text:style-name="P4">Ecrire une classe de test vérifiant le bon fonctionnement de la méthode <text:span text:style-name="T3">findByOwner</text:span></text:p>
      <text:h text:style-name="P7" text:outline-level="4">@JsonTest</text:h>
      <text:p text:style-name="P4">Ecrire une classe de test vérifiant le bon fonctionnement de la sérialisation/désérialisation de la classe Member</text:p>
      <text:h text:style-name="P8" text:outline-level="4">@WebMVCTest</text:h>
      <text:p text:style-name="P5">Utiliser <text:span text:style-name="T4">@WebMVCTest</text:span> pour :</text:p>
      <text:list xml:id="list1967528754" text:style-name="L1">
        <text:list-item>
          <text:p text:style-name="P9">Tester MemberRestController en utilisant un mockMVC</text:p>
        </text:list-item>
        <text:list-item>
          <text:p text:style-name="P9">Tester l’accès à la page d’accueil avec HtmlUnit</text:p>
        </text:list-item>
      </text:list>
      <text:p text:style-name="P2"/>
      <text:p text:style-name="P5"><text:span text:style-name="T11">5</text:span><text:span text:style-name="T9">.2 </text:span><text:span text:style-name="T6">Tests </text:span><text:span text:style-name="T8">complets</text:span><text:span text:style-name="T6"> </text:span><text:span text:style-name="T7">(</text:span><text:span text:style-name="T8">avec</text:span><text:span text:style-name="T7"> la sécurité)</text:span></text:p>
      <text:p text:style-name="P11">Utiliser l’annotation <text:span text:style-name="T4">SpringBootTest</text:span> pour se créer un environnement web démarrant sur un port aléatoire </text:p>
      <text:p text:style-name="P12">Utiliser les annotations <text:span text:style-name="T4">@WithMockUser</text:span> pour simuler un utilisateur authentifié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3-06-21T10:15:57</meta:creation-date>
    <dc:date>2020-07-17T15:39:09.246321477</dc:date>
    <meta:editing-duration>PT14H25M53S</meta:editing-duration>
    <meta:editing-cycles>87</meta:editing-cycles>
    <meta:generator>LibreOffice/6.0.7.3$Linux_X86_64 LibreOffice_project/00m0$Build-3</meta:generator>
    <meta:document-statistic meta:table-count="0" meta:image-count="0" meta:object-count="0" meta:page-count="1" meta:paragraph-count="16" meta:word-count="135" meta:character-count="927" meta:non-whitespace-character-count="809"/>
  </office:meta>
</office:document-meta>
</file>